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49a91" officeooo:paragraph-rsid="00149a91"/>
    </style:style>
    <style:style style:name="P2" style:family="paragraph" style:parent-style-name="Standard">
      <style:text-properties officeooo:rsid="00149a91" officeooo:paragraph-rsid="0016278c"/>
    </style:style>
    <style:style style:name="P3" style:family="paragraph" style:parent-style-name="Standard">
      <style:text-properties fo:font-style="italic" officeooo:rsid="0020582a" officeooo:paragraph-rsid="0020582a" style:font-style-asian="italic" style:font-style-complex="italic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20582a" officeooo:paragraph-rsid="0020582a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officeooo:rsid="00149a91" officeooo:paragraph-rsid="00149a9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officeooo:rsid="0020582a" officeooo:paragraph-rsid="0020582a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style:text-underline-style="solid" style:text-underline-width="auto" style:text-underline-color="font-color" officeooo:rsid="0020582a" officeooo:paragraph-rsid="00280d9f" style:font-size-asian="14pt" style:font-style-asian="normal" style:font-size-complex="14pt" style:font-style-complex="normal"/>
    </style:style>
    <style:style style:name="P8" style:family="paragraph" style:parent-style-name="Standard">
      <style:text-properties officeooo:rsid="001733eb" officeooo:paragraph-rsid="001733eb"/>
    </style:style>
    <style:style style:name="P9" style:family="paragraph" style:parent-style-name="Standard">
      <style:text-properties officeooo:rsid="001b2c4a" officeooo:paragraph-rsid="001b2c4a"/>
    </style:style>
    <style:style style:name="P10" style:family="paragraph" style:parent-style-name="Standard">
      <style:text-properties officeooo:rsid="001b2c4a" officeooo:paragraph-rsid="00280d9f"/>
    </style:style>
    <style:style style:name="P11" style:family="paragraph" style:parent-style-name="Standard">
      <style:text-properties officeooo:rsid="001cb18d" officeooo:paragraph-rsid="001cb18d"/>
    </style:style>
    <style:style style:name="P12" style:family="paragraph" style:parent-style-name="Standard">
      <style:text-properties officeooo:rsid="001cb18d" officeooo:paragraph-rsid="0020582a"/>
    </style:style>
    <style:style style:name="P13" style:family="paragraph" style:parent-style-name="Standard">
      <style:text-properties officeooo:rsid="001ea1a0" officeooo:paragraph-rsid="0020582a"/>
    </style:style>
    <style:style style:name="P14" style:family="paragraph" style:parent-style-name="Standard">
      <style:text-properties officeooo:rsid="00280d9f" officeooo:paragraph-rsid="00280d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officeooo:rsid="00280d9f" style:font-style-asian="italic" style:font-style-complex="italic"/>
    </style:style>
    <style:style style:name="T3" style:family="text">
      <style:text-properties officeooo:rsid="0015fff2"/>
    </style:style>
    <style:style style:name="T4" style:family="text">
      <style:text-properties officeooo:rsid="0016278c"/>
    </style:style>
    <style:style style:name="T5" style:family="text">
      <style:text-properties officeooo:rsid="001a04d2"/>
    </style:style>
    <style:style style:name="T6" style:family="text">
      <style:text-properties officeooo:rsid="001b2c4a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80d9f"/>
    </style:style>
    <style:style style:name="T9" style:family="text">
      <style:text-properties officeooo:rsid="0020ee72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65b31"/>
    </style:style>
    <style:style style:name="T12" style:family="text">
      <style:text-properties officeooo:rsid="00280d9f"/>
    </style:style>
    <style:style style:name="T13" style:family="text">
      <style:text-properties officeooo:rsid="0028c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GL – TD Unit Tests</text:p>
      <text:p text:style-name="P1"/>
      <text:p text:style-name="P1"/>
      <text:p text:style-name="P1"/>
      <text:p text:style-name="P1">1) .<text:span text:style-name="T4">gradlew </text:span><text:span text:style-name="T1">init</text:span> = Initializes a new Gradle build. [incubating]</text:p>
      <text:p text:style-name="P2">2) .<text:span text:style-name="T4">gradlew </text:span><text:span text:style-name="T1">javadoc</text:span> = Generates Javadoc API documentation for the main source code.</text:p>
      <text:p text:style-name="P2">3) .<text:span text:style-name="T4">gradlew </text:span><text:span text:style-name="T1">test</text:span><text:span text:style-name="T3"> =</text:span> Runs the unit tests.</text:p>
      <text:p text:style-name="P2"/>
      <text:p text:style-name="P2"/>
      <text:p text:style-name="P8">1) <text:span text:style-name="T5">Vérifie que la fonction Hello a bien le comportement attendu (avec ou sans argument)</text:span></text:p>
      <text:p text:style-name="P11">2) <text:span text:style-name="T9">OK</text:span></text:p>
      <text:p text:style-name="P11">3) OK. Ça affiche « Build failed » <text:span text:style-name="T11">(commande build = build+test)</text:span></text:p>
      <text:p text:style-name="P11">4) da<text:span text:style-name="T10">ns /buildreport/tests/index.html</text:span></text:p>
      <text:p text:style-name="P9"/>
      <text:p text:style-name="P9"/>
      <text:p text:style-name="P6">JaCoco<text:span text:style-name="T7"> :</text:span></text:p>
      <text:p text:style-name="P4"><text:span text:style-name="T7"/></text:p>
      <text:p text:style-name="P12">dans build.gradle</text:p>
      <text:p text:style-name="P12">ajouter « apply plugin: 'jacoco' »</text:p>
      <text:p text:style-name="P13">et le JaCoCo Report Configuration (cf sujet)</text:p>
      <text:p text:style-name="P8"/>
      <text:p text:style-name="P3">build <text:span text:style-name="T13">(</text:span>→ test <text:span text:style-name="T13">)</text:span> → jacocoTestReport</text:p>
      <text:p text:style-name="P8"/>
      <text:p text:style-name="P8"/>
      <text:p text:style-name="P10"/>
      <text:p text:style-name="P7"><text:span text:style-name="T12">Nombres romains</text:span><text:span text:style-name="T7"> :</text:span></text:p>
      <text:p text:style-name="P8"/>
      <text:p text:style-name="P14">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17:47.287088337</meta:creation-date>
    <dc:date>2019-03-26T17:36:18.575758556</dc:date>
    <meta:editing-duration>PT1H18M23S</meta:editing-duration>
    <meta:editing-cycles>18</meta:editing-cycles>
    <meta:generator>LibreOffice/6.1.3.2$Linux_X86_64 LibreOffice_project/10$Build-2</meta:generator>
    <meta:document-statistic meta:table-count="0" meta:image-count="0" meta:object-count="0" meta:page-count="1" meta:paragraph-count="15" meta:word-count="94" meta:character-count="553" meta:non-whitespace-character-count="473"/>
  </office:meta>
</office:document-meta>
</file>